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Čálli" style:family="table">
      <style:table-properties style:width="17cm" table:align="margins"/>
    </style:style>
    <style:style style:name="Čálli.A" style:family="table-column">
      <style:table-column-properties style:column-width="4.994cm" style:rel-column-width="19249*"/>
    </style:style>
    <style:style style:name="Čálli.B" style:family="table-column">
      <style:table-column-properties style:column-width="12.007cm" style:rel-column-width="46286*"/>
    </style:style>
    <style:style style:name="Čálli.A1" style:family="table-cell">
      <style:table-cell-properties fo:padding="0.097cm" fo:border="0.05pt solid #000000"/>
    </style:style>
    <style:style style:name="Čálli.A2" style:family="table-cell">
      <style:table-cell-properties fo:padding="0.097cm" fo:border-left="0.05pt solid #000000" fo:border-right="none" fo:border-top="none" fo:border-bottom="0.05pt solid #000000"/>
    </style:style>
    <style:style style:name="Čálli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994cm" style:rel-column-width="19249*"/>
    </style:style>
    <style:style style:name="Table1.B" style:family="table-column">
      <style:table-column-properties style:column-width="12.007cm" style:rel-column-width="4628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92cm" style:rel-column-width="19243*"/>
    </style:style>
    <style:style style:name="Table2.B" style:family="table-column">
      <style:table-column-properties style:column-width="12.009cm" style:rel-column-width="46292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994cm" style:rel-column-width="19249*"/>
    </style:style>
    <style:style style:name="Table3.B" style:family="table-column">
      <style:table-column-properties style:column-width="12.007cm" style:rel-column-width="46286*"/>
    </style:style>
    <style:style style:name="Table3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992cm" style:rel-column-width="19243*"/>
    </style:style>
    <style:style style:name="Table4.B" style:family="table-column">
      <style:table-column-properties style:column-width="12.009cm" style:rel-column-width="46292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992cm" style:rel-column-width="19243*"/>
    </style:style>
    <style:style style:name="Table5.B" style:family="table-column">
      <style:table-column-properties style:column-width="12.009cm" style:rel-column-width="46292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992cm" style:rel-column-width="19243*"/>
    </style:style>
    <style:style style:name="Table6.B" style:family="table-column">
      <style:table-column-properties style:column-width="12.009cm" style:rel-column-width="46292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992cm" style:rel-column-width="19243*"/>
    </style:style>
    <style:style style:name="Table7.B" style:family="table-column">
      <style:table-column-properties style:column-width="12.009cm" style:rel-column-width="46292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nn" fo:country="NO" officeooo:rsid="000525a5" officeooo:paragraph-rsid="000525a5"/>
    </style:style>
    <style:style style:name="P2" style:family="paragraph" style:parent-style-name="Standard" style:list-style-name="L2">
      <style:text-properties fo:language="nn" fo:country="NO" officeooo:rsid="000525a5" officeooo:paragraph-rsid="000945b2"/>
    </style:style>
    <style:style style:name="P3" style:family="paragraph" style:parent-style-name="Standard" style:list-style-name="L2">
      <style:text-properties fo:language="nn" fo:country="NO" officeooo:rsid="000525a5" officeooo:paragraph-rsid="0012b823"/>
    </style:style>
    <style:style style:name="P4" style:family="paragraph" style:parent-style-name="Standard" style:list-style-name="L3">
      <style:text-properties fo:language="nn" fo:country="NO" officeooo:rsid="000525a5" officeooo:paragraph-rsid="0012b823"/>
    </style:style>
    <style:style style:name="P5" style:family="paragraph" style:parent-style-name="Standard" style:list-style-name="L1">
      <style:text-properties fo:language="nn" fo:country="NO" officeooo:paragraph-rsid="0012b823"/>
    </style:style>
    <style:style style:name="P6" style:family="paragraph" style:parent-style-name="Standard" style:list-style-name="L2">
      <style:text-properties fo:language="nn" fo:country="NO" officeooo:rsid="000945b2" officeooo:paragraph-rsid="000945b2"/>
    </style:style>
    <style:style style:name="P7" style:family="paragraph" style:parent-style-name="Standard" style:list-style-name="L1">
      <style:text-properties fo:language="nn" fo:country="NO" officeooo:rsid="0012b823" officeooo:paragraph-rsid="0012b823"/>
    </style:style>
    <style:style style:name="P8" style:family="paragraph" style:parent-style-name="Standard" style:list-style-name="L2">
      <style:text-properties fo:language="nn" fo:country="NO" officeooo:rsid="0012b823" officeooo:paragraph-rsid="0012b823"/>
    </style:style>
    <style:style style:name="P9" style:family="paragraph" style:parent-style-name="Standard" style:list-style-name="L3">
      <style:text-properties fo:language="nn" fo:country="NO" officeooo:rsid="0012b823" officeooo:paragraph-rsid="0012b823"/>
    </style:style>
    <style:style style:name="P10" style:family="paragraph" style:parent-style-name="Standard" style:list-style-name="L2">
      <style:text-properties fo:language="nn" fo:country="NO" officeooo:rsid="0012dca9" officeooo:paragraph-rsid="0012dca9"/>
    </style:style>
    <style:style style:name="P11" style:family="paragraph" style:parent-style-name="Standard" style:list-style-name="L5">
      <style:text-properties fo:language="nn" fo:country="NO" officeooo:rsid="0012dca9" officeooo:paragraph-rsid="0012dca9"/>
    </style:style>
    <style:style style:name="P12" style:family="paragraph" style:parent-style-name="Standard" style:list-style-name="L5">
      <style:text-properties fo:language="nn" fo:country="NO"/>
    </style:style>
    <style:style style:name="P13" style:family="paragraph" style:parent-style-name="Text_20_body">
      <style:text-properties fo:language="nn" fo:country="NO" officeooo:paragraph-rsid="0012b823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loext:contextual-spacing="false"/>
    </style:style>
    <style:style style:name="P16" style:family="paragraph" style:parent-style-name="Title">
      <style:text-properties fo:language="nn" fo:country="NO" officeooo:rsid="0012706f" officeooo:paragraph-rsid="0012706f"/>
    </style:style>
    <style:style style:name="P17" style:family="paragraph" style:parent-style-name="Preformatted_20_Text">
      <style:text-properties fo:language="nn" fo:country="NO" officeooo:rsid="000525a5" officeooo:paragraph-rsid="000525a5"/>
    </style:style>
    <style:style style:name="P18" style:family="paragraph" style:parent-style-name="Preformatted_20_Text">
      <style:text-properties fo:language="nn" fo:country="NO" officeooo:rsid="000525a5" officeooo:paragraph-rsid="000bb482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erif" fo:font-size="10pt" fo:language="nn" fo:country="NO" officeooo:rsid="000525a5" officeooo:paragraph-rsid="000525a5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erif" fo:font-size="10pt" fo:language="nn" fo:country="NO" officeooo:rsid="000525a5" officeooo:paragraph-rsid="000bb482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erif" fo:font-size="10pt" fo:language="nn" fo:country="NO" officeooo:rsid="000bb482" officeooo:paragraph-rsid="000bb482" style:font-name-asian="Courier New" style:font-size-asian="10pt" style:font-name-complex="Liberation Mono" style:font-size-complex="10pt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erif" fo:font-size="10pt" fo:language="nn" fo:country="NO" officeooo:rsid="0012706f" officeooo:paragraph-rsid="0012706f" style:font-name-asian="Courier New" style:font-size-asian="10pt" style:font-name-complex="Liberation Mono" style:font-size-complex="10pt"/>
    </style:style>
    <style:style style:name="P23" style:family="paragraph" style:parent-style-name="Heading_20_1">
      <style:text-properties fo:language="nn" fo:country="NO" officeooo:rsid="0012b823" officeooo:paragraph-rsid="0012b823"/>
    </style:style>
    <style:style style:name="P24" style:family="paragraph" style:parent-style-name="Heading_20_1">
      <style:text-properties officeooo:rsid="0012706f" officeooo:paragraph-rsid="0012706f"/>
    </style:style>
    <style:style style:name="P25" style:family="paragraph" style:parent-style-name="Heading_20_2">
      <style:text-properties fo:language="nn" fo:country="NO" officeooo:rsid="0012706f" officeooo:paragraph-rsid="0012706f"/>
    </style:style>
    <style:style style:name="P26" style:family="paragraph" style:parent-style-name="Heading_20_2">
      <style:text-properties fo:language="nn" fo:country="NO" officeooo:rsid="0012b823" officeooo:paragraph-rsid="0012b823"/>
    </style:style>
    <style:style style:name="P27" style:family="paragraph" style:parent-style-name="Heading_20_2">
      <style:text-properties fo:language="nn" fo:country="NO" officeooo:paragraph-rsid="000bb482"/>
    </style:style>
    <style:style style:name="P28" style:family="paragraph" style:parent-style-name="Heading_20_2">
      <style:paragraph-properties fo:break-before="page"/>
      <style:text-properties fo:language="nn" fo:country="NO"/>
    </style:style>
    <style:style style:name="P29" style:family="paragraph" style:parent-style-name="Heading_20_2">
      <style:paragraph-properties fo:break-before="page"/>
      <style:text-properties fo:language="nn" fo:country="NO" officeooo:paragraph-rsid="0012b823"/>
    </style:style>
    <style:style style:name="P30" style:family="paragraph" style:parent-style-name="Table_20_Contents">
      <style:text-properties style:font-name="Liberation Serif" fo:font-size="10pt" fo:language="nn" fo:country="NO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fo:language="nn" fo:country="NO" officeooo:rsid="000525a5" officeooo:paragraph-rsid="000525a5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Serif" fo:font-size="10pt" fo:language="nn" fo:country="NO" officeooo:rsid="000525a5" officeooo:paragraph-rsid="000525a5" style:font-name-asian="Courier New" style:font-size-asian="10pt" style:font-name-complex="Liberation Mono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0pt" fo:language="nn" fo:country="NO" officeooo:rsid="000525a5" officeooo:paragraph-rsid="000525a5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Serif" fo:font-size="10pt" fo:language="nn" fo:country="NO" officeooo:paragraph-rsid="000525a5" style:font-name-asian="Courier New" style:font-size-asian="10pt" style:font-name-complex="Liberation Mono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fo:language="nn" fo:country="NO" officeooo:rsid="000bb482" officeooo:paragraph-rsid="000bb482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Serif" fo:font-size="10pt" fo:language="nn" fo:country="NO" officeooo:rsid="000bb482" officeooo:paragraph-rsid="000bb482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Serif" fo:font-size="10pt" fo:language="nn" fo:country="NO" officeooo:paragraph-rsid="000bb482" style:font-name-asian="Courier New" style:font-size-asian="10pt" style:font-name-complex="Liberation Mono" style:font-size-complex="10pt"/>
    </style:style>
    <style:style style:name="T1" style:family="text">
      <style:text-properties officeooo:rsid="000ad96c"/>
    </style:style>
    <style:style style:name="T2" style:family="text">
      <style:text-properties officeooo:rsid="000525a5"/>
    </style:style>
    <style:style style:name="T3" style:family="text">
      <style:text-properties fo:language="nn" fo:country="NO"/>
    </style:style>
    <style:style style:name="T4" style:family="text">
      <style:text-properties officeooo:rsid="0012b823"/>
    </style:style>
    <style:style style:name="T5" style:family="text">
      <style:text-properties officeooo:rsid="0012dca9"/>
    </style:style>
    <style:style style:name="T6" style:family="text">
      <style:text-properties officeooo:rsid="0013f6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vtale om overføring av bruksrett for tekstar</text:p>
      <text:p text:style-name="P17"/>
      <text:h text:style-name="P24" text:outline-level="1"><text:span text:style-name="T3">Avtalepartar</text:span></text:h>
      <text:p text:style-name="P17"/>
      <text:h text:style-name="P25" text:outline-level="2">Dei som overfører bruksrett (avgjevar)</text:h>
      <table:table table:name="Čálli" table:style-name="Čálli">
        <table:table-column table:style-name="Čálli.A"/>
        <table:table-column table:style-name="Čálli.B"/>
        <table:table-row>
          <table:table-cell table:style-name="Čálli.A1" table:number-columns-spanned="2" office:value-type="string">
            <text:p text:style-name="P22">Forfattar</text:p>
          </table:table-cell>
          <table:covered-table-cell/>
        </table:table-row>
        <table:table-row>
          <table:table-cell table:style-name="Čálli.A2" office:value-type="string">
            <text:p text:style-name="P31">Namn</text:p>
          </table:table-cell>
          <table:table-cell table:style-name="Čálli.B2" office:value-type="string">
            <text:p text:style-name="P30"/>
          </table:table-cell>
        </table:table-row>
        <table:table-row>
          <table:table-cell table:style-name="Čálli.A2" office:value-type="string">
            <text:p text:style-name="P32">Adresse</text:p>
          </table:table-cell>
          <table:table-cell table:style-name="Čálli.B2" office:value-type="string">
            <text:p text:style-name="P30"/>
          </table:table-cell>
        </table:table-row>
        <table:table-row>
          <table:table-cell table:style-name="Čálli.A2" office:value-type="string">
            <text:p text:style-name="P32">Postnummer og -stad</text:p>
          </table:table-cell>
          <table:table-cell table:style-name="Čálli.B2" office:value-type="string">
            <text:p text:style-name="P30"/>
          </table:table-cell>
        </table:table-row>
      </table:table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>Omsetjar</text:p>
          </table:table-cell>
          <table:covered-table-cell/>
        </table:table-row>
        <table:table-row>
          <table:table-cell table:style-name="Table1.A2" office:value-type="string">
            <text:p text:style-name="P31">Namn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2">Adresse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2">Postnummer og -stad</text:p>
          </table:table-cell>
          <table:table-cell table:style-name="Table1.B2" office:value-type="string">
            <text:p text:style-name="P34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9">Forleggjar</text:p>
          </table:table-cell>
          <table:covered-table-cell/>
        </table:table-row>
        <table:table-row>
          <table:table-cell table:style-name="Table2.A2" office:value-type="string">
            <text:p text:style-name="P31">Namn</text:p>
          </table:table-cell>
          <table:table-cell table:style-name="Table2.B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2">Adresse</text:p>
          </table:table-cell>
          <table:table-cell table:style-name="Table2.B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2">Postnummer og -stad</text:p>
          </table:table-cell>
          <table:table-cell table:style-name="Table2.B2" office:value-type="string">
            <text:p text:style-name="P34"/>
          </table:table-cell>
        </table:table-row>
      </table:table>
      <text:p text:style-name="P17"/>
      <text:h text:style-name="P26" text:outline-level="2">Den som får bruksrett (mottakar)</text:h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3">Sámedigg<text:span text:style-name="T1">i</text:span></text:p>
          </table:table-cell>
          <table:covered-table-cell/>
        </table:table-row>
        <table:table-row>
          <table:table-cell table:style-name="Table3.A2" office:value-type="string">
            <text:p text:style-name="P32">Adresse</text:p>
          </table:table-cell>
          <table:table-cell table:style-name="Table3.A1" office:value-type="string">
            <text:p text:style-name="P32">Ávjovárgeaidnu 50</text:p>
          </table:table-cell>
        </table:table-row>
        <table:table-row>
          <table:table-cell table:style-name="Table3.A2" office:value-type="string">
            <text:p text:style-name="P32">Postnummer og -stad</text:p>
          </table:table-cell>
          <table:table-cell table:style-name="Table3.A1" office:value-type="string">
            <text:p text:style-name="P32">N-9730 Kárášjohka</text:p>
          </table:table-cell>
        </table:table-row>
      </table:table>
      <text:p text:style-name="P17"/>
      <text:h text:style-name="P29" text:outline-level="2">Meininga med denne avtalen</text:h>
      <text:p text:style-name="Text_20_body">2.1. Denne avtalen gjeld bruksrett for tekstar som er eller blir overført til elektronisk form. Mottakaren kan leggje den i si tekstsamling og bruke den til forskingsføremål og/eller for å utvikle språkteknologiske program.</text:p>
      <text:p text:style-name="Text_20_body">2.2 Avgjevarane forsikrar at dei har rett til å gje mottakar dei tekstane som denne kontrakten gjeld for.</text:p>
      <text:h text:style-name="Heading_20_2" text:outline-level="2"><text:bookmark text:name="Omfanget+av+bruksretten"/>Omfanget av bruksretten</text:h>
      <text:p text:style-name="Text_20_body">3.1 Tekstane som får bruksretten sin overført blir lista opp i <text:span text:style-name="T5">v</text:span>edlegg 1 til denne kontrakten.</text:p>
      <text:p text:style-name="Text_20_body">3.2 Opphavsretten og den immaterielle retten til desse tekstane høyrer til avgjevaren.</text:p>
      <text:p text:style-name="Text_20_body">3.3 Mottakaren får en ikke-eksklusiv rett til, utan å betale avgjevaren for denne retten, å leggje tekstane til tekstsamlinga si. For å gjere dette kan tekstane bli handsama både manuelt og maskinelt, men på ein slik måte at innhaldet deira ikkje blir endra. Til tekstane er det likevel mogleg å leggje til koding som trengst for den vitskaplege granskinga, eller EDB-handsaminga, slik som informasjon om setningar, avsnitt, ordklasse, og andre språklege eigenskapar eller anna klassifisering.</text:p>
      <text:p text:style-name="Text_20_body">3.4 Avgjevarane får ikkje opphavsrett eller andre immaterielle rettar til forskingsresultata som kjem som eit resultat av handsaminga av tekstane. Avgjevarane skal likevel bli presentert i brosjyrer og dokumentasjon for tekstsamlinga.</text:p>
      <text:p text:style-name="Text_20_body">3.5 Mottakar kan lagre tekstane på eiga datamaskin og/eller plassere tekstane hos ein ekstern datasentral. Mottakar forpliktar seg til å sikre at tekstane sin datatryggleik og vilkåra og pliktene som fylgjer av denne kontrakten blir oppfylt.</text:p>
      <text:p text:style-name="Text_20_body">3.6 Mottakar har ikkje rett til å gje tekstar, kopiar av tekstar eller bruksrett til tekstar til tredjepart, anna enn det som er nemnd i punkt 3.7. Dersom mottakar lagrar tekstane hos ein ekstern datasentral som nemnt i punkt 3.5, har tilsette ved datasentralen rett til å leggja tekstane til rette for bruk som nemnt i 2.1</text:p>
      <text:p text:style-name="Text_20_body">3.7 Mottakar kan gje personleg bruksrett til tekstsamlinga til personar som har skrive under på bruksrettskontrakten i <text:span text:style-name="T5">v</text:span>edlegg 2. Mottakar skal ikkje gje bruksrett til tekstsamlinga til personar som ein har grunn til å tru vil bryte vilkåra i kontrakten. Mottakar forpliktar seg til å informere avgjevar med ein gong han/ho får kjennskap til mogleg brot på desse vilkåra.</text:p>
      <text:p text:style-name="Text_20_body">3.8 Bruksrett gjeld rett til å bruke tekstsamlinga i elektronisk format til desse formåla (i samsvar med lov og reglar for opphavsrett og med god vitskapleg skikk):</text:p>
      <text:list xml:id="list3243948277811200249" text:style-name="L4">
        <text:list-item>
          <text:p text:style-name="P15">driva vitskapleg forsking </text:p>
        </text:list-item>
        <text:list-item>
          <text:p text:style-name="P15">trekkja ut eigenskapar ved språket i tekstane (f.eks. statistiske data, grammatiske eigenskapar, ord) </text:p>
        </text:list-item>
        <text:list-item>
          <text:p text:style-name="P15">publisera korte eksempelsitat </text:p>
        </text:list-item>
        <text:list-item>
          <text:p text:style-name="P14">bruka tekstane for kommersielle og ikkje-kommersielle språkteknologiske formål som ikkje bryt med opphavsrettslovene. Eksempel er retteprogram, språklæringsprogram, maskinomsetjing, o.s.b. </text:p>
        </text:list-item>
      </text:list>
      <text:p text:style-name="Text_20_body"><text:soft-page-break/>3.9 Mottakar forpliktar seg til å følgje slike teksthandsamingsprinsipp at datatryggleik og -vern er oppfylt.</text:p>
      <text:p text:style-name="Text_20_body">3.10 Mottakar tilbyr seg å formidle ein versjon av tekstane i den bearbeidde og koda forma som er lagt til tekstsamlinga, attende til avgjevaren.</text:p>
      <text:p text:style-name="Text_20_body">3.11 Denne kontrakten tek til å gjelde når alle kontraktspartane har underskrive han.</text:p>
      <text:p text:style-name="Text_20_body">3.12 Mottakar kan seie opp denne kontrakten ved å returnere tekstane med alle kopiar attende til avgjevaren, eller ved å slette tekstane med alle kopiar, og opplyse om dette på ein sakleg måte til avgjevaren. Avgjevaren har rett til å seie opp denne kontrakten viss mottakaren på ein vesentleg måte bryt vilkåra i denne kontrakten, og ikkje rettar opp vilkårsbrota sine, trass i skriftleg påpeiking, innan 60 dagar etter at han har fått denne påpeikinga.</text:p>
      <text:p text:style-name="Text_20_body">3.13 Mogleg usemje i samband med denne kontrakten skal ein forsøke å forhandle om.</text:p>
      <text:p text:style-name="Text_20_body">3.14 Kvar kontraktspartnar har eitt eksemplar av denne kontrakten.</text:p>
      <text:p text:style-name="P13"/>
      <text:h text:style-name="P28" text:outline-level="2">Underskrifter</text:h>
      <text:p text:style-name="P17"/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2">Forfattar</text:p>
          </table:table-cell>
          <table:covered-table-cell/>
        </table:table-row>
        <table:table-row>
          <table:table-cell table:style-name="Table4.A2" office:value-type="string">
            <text:p text:style-name="P35">Stad og tid</text:p>
          </table:table-cell>
          <table:table-cell table:style-name="Table4.B2" office:value-type="string">
            <text:p text:style-name="P37"/>
          </table:table-cell>
        </table:table-row>
        <table:table-row>
          <table:table-cell table:style-name="Table4.A2" office:value-type="string">
            <text:p text:style-name="P36">Underskrift</text:p>
          </table:table-cell>
          <table:table-cell table:style-name="Table4.B2" office:value-type="string">
            <text:p text:style-name="P37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1">Omsetjar</text:p>
          </table:table-cell>
          <table:covered-table-cell/>
        </table:table-row>
        <table:table-row>
          <table:table-cell table:style-name="Table5.A2" office:value-type="string">
            <text:p text:style-name="P35">Stad og tid</text:p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3" office:value-type="string">
            <text:p text:style-name="P36">Underskrift</text:p>
          </table:table-cell>
          <table:table-cell table:style-name="Table5.B3" office:value-type="string">
            <text:p text:style-name="P37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0">Forleggjar</text:p>
          </table:table-cell>
          <table:covered-table-cell/>
        </table:table-row>
        <table:table-row>
          <table:table-cell table:style-name="Table6.A2" office:value-type="string">
            <text:p text:style-name="P35">Stad og tid</text:p>
          </table:table-cell>
          <table:table-cell table:style-name="Table6.A1" office:value-type="string">
            <text:p text:style-name="P37"/>
          </table:table-cell>
        </table:table-row>
        <table:table-row>
          <table:table-cell table:style-name="Table6.A3" office:value-type="string">
            <text:p text:style-name="P36">Underskrift</text:p>
          </table:table-cell>
          <table:table-cell table:style-name="Table6.B3" office:value-type="string">
            <text:p text:style-name="P37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1">Sámediggi</text:p>
          </table:table-cell>
          <table:covered-table-cell/>
        </table:table-row>
        <table:table-row>
          <table:table-cell table:style-name="Table7.A2" office:value-type="string">
            <text:p text:style-name="P35">Stad og tid</text:p>
          </table:table-cell>
          <table:table-cell table:style-name="Table7.A1" office:value-type="string">
            <text:p text:style-name="P37"/>
          </table:table-cell>
        </table:table-row>
        <table:table-row>
          <table:table-cell table:style-name="Table7.A3" office:value-type="string">
            <text:p text:style-name="P36">Underskrift</text:p>
          </table:table-cell>
          <table:table-cell table:style-name="Table7.B3" office:value-type="string">
            <text:p text:style-name="P37"/>
          </table:table-cell>
        </table:table-row>
      </table:table>
      <text:h text:style-name="P27" text:outline-level="2">Vedlegg</text:h>
      <text:list xml:id="list5185412956236031076" text:style-name="L5">
        <text:list-item>
          <text:p text:style-name="P11"><text:span text:style-name="T6">Vedlegg 1: </text:span>Liste over tekstane som kontrakten gjeld for</text:p>
        </text:list-item>
        <text:list-item>
          <text:p text:style-name="P12"><text:span text:style-name="T6">Vedlegg 2: </text:span>Bruksrettsavtale for tekstsamling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8T09:30:03.694160641</dc:date>
    <meta:editing-duration>PT45M49S</meta:editing-duration>
    <meta:editing-cycles>12</meta:editing-cycles>
    <meta:generator>LibreOffice/4.4.1.2$Linux_X86_64 LibreOffice_project/40m0$Build-2</meta:generator>
    <meta:document-statistic meta:table-count="8" meta:image-count="0" meta:object-count="0" meta:page-count="4" meta:paragraph-count="59" meta:word-count="646" meta:character-count="4234" meta:non-whitespace-character-count="3649"/>
  </office:meta>
</office:document-meta>
</file>